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Quot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BlockQuot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Cite(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Block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ckQuot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BlockQuote( String element ,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BlockQuote( Element element ,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Quote.BlockQuote( Element element ,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BlockQuote( String element ,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setCite( Element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Quote.BlockQuot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